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M Mono Light 10" svg:font-family="'LM Mono Light 10'" style:font-pitch="fixed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marker-end="Square" draw:fill-color="#cccccc" draw:textarea-vertical-align="middle" draw:auto-grow-height="false" fo:min-height="3.147cm" fo:min-width="4.895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008cm" fo:min-width="0.758cm"/>
    </style:style>
    <style:style style:name="gr3" style:family="graphic" style:parent-style-name="objectwithoutfill">
      <style:graphic-properties svg:stroke-width="0.081cm" svg:stroke-color="#0066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hatch" draw:fill-hatch-name="Black_20_45_20_Degrees_20_Wide" draw:textarea-horizontal-align="justify" draw:textarea-vertical-align="middle" draw:auto-grow-height="false" fo:min-height="2.544cm" fo:min-width="17.661cm"/>
    </style:style>
    <style:style style:name="gr5" style:family="graphic" style:parent-style-name="objectwithoutfill">
      <style:graphic-properties svg:stroke-width="0.212cm" svg:stroke-color="#cc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marker-end="Square" draw:fill-color="#cccccc" draw:textarea-vertical-align="middle" draw:auto-grow-height="false" fo:min-height="3.112cm" fo:min-width="4.834cm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="solid" draw:fill-color="#ffffff" fo:min-height="0.841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="solid" draw:fill-color="#ffffff" fo:min-height="0.704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dash" draw:stroke-dash="Long_20_Dash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3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hatch" draw:fill-hatch-name="Black_20_45_20_Degrees_20_Wide"/>
      <style:paragraph-properties fo:text-align="center"/>
    </style:style>
    <style:style style:name="P5" style:family="paragraph">
      <loext:graphic-properties draw:fill="solid" draw:fill-color="#ffffff"/>
      <style:text-properties style:font-name="Liberation Serif"/>
    </style:style>
    <style:style style:name="P6" style:family="paragraph">
      <style:text-properties style:font-name="MathJax_Math" fo:font-size="24pt" style:font-size-asian="24pt" style:font-size-complex="24pt"/>
    </style:style>
    <style:style style:name="P7" style:family="paragraph">
      <loext:graphic-properties draw:fill="none" draw:fill-color="#ffffff"/>
      <style:text-properties style:font-name="MathJax_Math" fo:font-size="24pt" style:font-size-asian="24pt" style:font-size-complex="24pt"/>
    </style:style>
    <style:style style:name="T1" style:family="text">
      <style:text-properties style:font-name="Liberation Serif"/>
    </style:style>
    <style:style style:name="T2" style:family="text">
      <style:text-properties style:font-name="MathJax_Math" fo:font-size="24pt" style:font-name-asian="Liberation Sans1" style:font-size-asian="24pt" style:font-name-complex="Liberation Sans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94cm" svg:height="3.395cm" draw:transform="rotate (0.475427688243255) translate (6.969cm 15.381cm)">
          <text:p/>
          <draw:enhanced-geometry svg:viewBox="0 0 21600 21600" draw:mirror-horizontal="false" draw:mirror-vertical="false" draw:text-areas="0 0 21600 21600" draw:type="circular-arrow" draw:modifiers="-100.525334817313 -21.2452183582681 9267.8593523370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1.778cm" svg:height="1.778cm" svg:x="13.7cm" svg:y="13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779cm" svg:y1="4.556cm" svg:x2="10.779cm" svg:y2="16.24cm">
          <text:p/>
        </draw:line>
        <draw:custom-shape draw:style-name="gr4" draw:text-style-name="P4" draw:layer="layout" svg:width="18.161cm" svg:height="2.794cm" svg:x="1.635cm" svg:y="1.762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715cm" svg:y1="17.637cm" svg:x2="14.208cm" svg:y2="14.97cm">
          <text:p/>
        </draw:line>
        <draw:custom-shape draw:style-name="gr2" draw:text-style-name="P2" draw:layer="layout" svg:width="1.778cm" svg:height="1.778cm" svg:x="5.699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333cm" svg:height="3.361cm" draw:transform="skewX (0.00209439510239325) rotate (-2.66616496534654) translate (14.64cm 17.355cm)">
          <text:p/>
          <draw:enhanced-geometry svg:viewBox="0 0 21600 21600" draw:mirror-horizontal="false" draw:mirror-vertical="false" draw:text-areas="0 0 21600 21600" draw:type="circular-arrow" draw:modifiers="-100.525334817313 -21.2452183582681 9267.8593523370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7" draw:text-style-name="P3" draw:layer="layout" svg:x1="13.319cm" svg:y1="8.874cm" svg:x2="11.541cm" svg:y2="9.89cm">
          <text:p/>
        </draw:line>
        <draw:frame draw:style-name="gr8" draw:text-style-name="P5" draw:layer="layout" svg:width="4.064cm" svg:height="1.143cm" svg:x="13.192cm" svg:y="8.112cm">
          <draw:text-box>
            <text:p><text:span text:style-name="T1">Torsion Fiber</text:span></text:p>
          </draw:text-box>
        </draw:frame>
        <draw:line draw:style-name="gr7" draw:text-style-name="P3" draw:layer="layout" svg:x1="7.223cm" svg:y1="13.954cm" svg:x2="8.62cm" svg:y2="15.605cm">
          <text:p/>
        </draw:line>
        <draw:frame draw:style-name="gr8" draw:text-style-name="P5" draw:layer="layout" svg:width="3.175cm" svg:height="1.143cm" svg:x="5.191cm" svg:y="12.938cm">
          <draw:text-box>
            <text:p><text:span text:style-name="T1">Pendulum</text:span></text:p>
          </draw:text-box>
        </draw:frame>
        <draw:line draw:style-name="gr7" draw:text-style-name="P3" draw:layer="layout" svg:x1="11.414cm" svg:y1="20.685cm" svg:x2="7.35cm" svg:y2="18.526cm">
          <text:p/>
        </draw:line>
        <draw:line draw:style-name="gr7" draw:text-style-name="P3" draw:layer="layout" svg:x1="13.7cm" svg:y1="20.558cm" svg:x2="14.589cm" svg:y2="15.986cm">
          <text:p/>
        </draw:line>
        <draw:frame draw:style-name="gr9" draw:text-style-name="P5" draw:layer="layout" svg:width="3.683cm" svg:height="1.006cm" svg:x="10.779cm" svg:y="20.441cm">
          <draw:text-box>
            <text:p><text:span text:style-name="T1">Test Masses</text:span></text:p>
          </draw:text-box>
        </draw:frame>
        <draw:line draw:style-name="gr10" draw:text-style-name="P3" draw:layer="layout" svg:x1="1.635cm" svg:y1="4.556cm" svg:x2="19.796cm" svg:y2="4.556cm">
          <text:p/>
        </draw:line>
        <draw:line draw:style-name="gr11" draw:text-style-name="P3" draw:layer="layout" svg:x1="10.779cm" svg:y1="16.113cm" svg:x2="12.811cm" svg:y2="17.891cm">
          <text:p/>
        </draw:line>
        <draw:path draw:style-name="gr12" draw:text-style-name="P3" draw:layer="layout" svg:width="1.323cm" svg:height="1.725cm" draw:transform="skewX (0.497418836818384) rotate (-0.839503370209273) translate (11.1651085811923cm 16.2929479483884cm)" svg:viewBox="0 0 1324 1726" svg:d="M0 1726c1322 0 1324-1726 1324-1726">
          <text:p/>
        </draw:path>
        <draw:frame draw:style-name="gr13" draw:text-style-name="P7" draw:layer="layout" svg:width="0.762cm" svg:height="1.043cm" svg:x="10.017cm" svg:y="17.383cm">
          <draw:text-box>
            <text:p text:style-name="P6"><text:span text:style-name="T2">θ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M Mono Light 10" svg:font-family="'LM Mono Light 10'" style:font-pitch="fixed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quare" svg:viewBox="0 0 10 10" svg:d="M0 0h10v10h-1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9T12:50:17.652190608</meta:creation-date>
    <dc:date>2021-09-28T12:27:02.368097003</dc:date>
    <meta:editing-duration>PT23M43S</meta:editing-duration>
    <meta:editing-cycles>6</meta:editing-cycles>
    <meta:generator>LibreOffice/7.0.4.2$Linux_X86_64 LibreOffice_project/00$Build-2</meta:generator>
    <meta:document-statistic meta:object-count="18"/>
  </office:meta>
</office:document-meta>
</file>